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4.4cm" svg:x="5.299cm" svg:y="1.6cm">
          <text:p text:style-name="P1">Program code</text:p>
          <text:p text:style-name="P1">(ROM)</text:p>
        </draw:rect>
        <draw:rect draw:style-name="gr1" draw:text-style-name="P1" draw:layer="layout" svg:width="8cm" svg:height="4.4cm" svg:x="5.299cm" svg:y="11.3cm">
          <text:p text:style-name="P1">Operations</text:p>
        </draw:rect>
        <draw:rect draw:style-name="gr1" draw:text-style-name="P1" draw:layer="layout" svg:width="6.4cm" svg:height="4.5cm" svg:x="16.299cm" svg:y="11.3cm">
          <text:p text:style-name="P1">RAM</text:p>
        </draw:rect>
        <draw:rect draw:style-name="gr1" draw:text-style-name="P1" draw:layer="layout" svg:width="3.8cm" svg:height="4.4cm" svg:x="-1.6cm" svg:y="5.8cm">
          <text:p text:style-name="P1">Input</text:p>
          <text:p text:style-name="P1">synchronizer</text:p>
        </draw:rect>
        <draw:line draw:style-name="gr2" draw:text-style-name="P1" draw:layer="layout" svg:x1="-3.7cm" svg:y1="8.5cm" svg:x2="-1.6cm" svg:y2="8.5cm">
          <text:p/>
        </draw:line>
        <draw:rect draw:style-name="gr1" draw:text-style-name="P1" draw:layer="layout" svg:width="4.8cm" svg:height="1.7cm" svg:x="5.299cm" svg:y="7.7cm">
          <text:p text:style-name="P1">Registers</text:p>
        </draw:rect>
        <draw:line draw:style-name="gr2" draw:text-style-name="P1" draw:layer="layout" svg:x1="2.2cm" svg:y1="8.5cm" svg:x2="5.3cm" svg:y2="8.5cm">
          <text:p/>
        </draw:line>
        <draw:line draw:style-name="gr2" draw:text-style-name="P1" draw:layer="layout" svg:x1="10.099cm" svg:y1="8.5cm" svg:x2="18.499cm" svg:y2="8.5cm">
          <text:p/>
        </draw:line>
        <draw:frame draw:style-name="gr3" draw:layer="layout" svg:width="4.011cm" svg:height="0.963cm" svg:x="-7.5cm" svg:y="7.937cm">
          <draw:text-box>
            <text:p>World inputs</text:p>
          </draw:text-box>
        </draw:frame>
        <draw:frame draw:style-name="gr3" draw:layer="layout" svg:width="4.401cm" svg:height="0.963cm" svg:x="18.499cm" svg:y="7.837cm">
          <draw:text-box>
            <text:p>World outputs</text:p>
          </draw:text-box>
        </draw:frame>
        <draw:line draw:style-name="gr2" draw:text-style-name="P1" draw:layer="layout" svg:x1="7.499cm" svg:y1="6cm" svg:x2="7.499cm" svg:y2="7.7cm">
          <text:p/>
        </draw:line>
        <draw:line draw:style-name="gr2" draw:text-style-name="P1" draw:layer="layout" svg:x1="7.499cm" svg:y1="9.4cm" svg:x2="7.499cm" svg:y2="11.3cm">
          <text:p/>
        </draw:line>
        <draw:line draw:style-name="gr2" draw:text-style-name="P1" draw:layer="layout" svg:x1="10.899cm" svg:y1="6cm" svg:x2="10.899cm" svg:y2="11.3cm">
          <text:p/>
        </draw:line>
        <draw:line draw:style-name="gr2" draw:text-style-name="P1" draw:layer="layout" svg:x1="6.599cm" svg:y1="11.3cm" svg:x2="6.599cm" svg:y2="9.4cm">
          <text:p/>
        </draw:line>
        <draw:frame draw:style-name="gr3" draw:text-style-name="P2" draw:layer="layout" svg:width="2.06cm" svg:height="1.205cm" svg:x="7.439cm" svg:y="9.595cm">
          <draw:text-box>
            <text:p><text:span text:style-name="T1">Register</text:span></text:p>
            <text:p><text:span text:style-name="T1">Values,</text:span></text:p>
            <text:p><text:span text:style-name="T1">RAM adress</text:span></text:p>
          </draw:text-box>
        </draw:frame>
        <draw:frame draw:style-name="gr3" draw:text-style-name="P4" draw:layer="layout" svg:width="2.75cm" svg:height="1.523cm" svg:x="3.949cm" svg:y="9.7cm">
          <draw:text-box>
            <text:p text:style-name="P3"><text:span text:style-name="T1">Register next</text:span></text:p>
            <text:p text:style-name="P3"><text:span text:style-name="T1">Values,</text:span></text:p>
            <text:p text:style-name="P3"><text:span text:style-name="T1">RAM next adress,</text:span></text:p>
            <text:p text:style-name="P3"><text:span text:style-name="T1">write flags</text:span></text:p>
          </draw:text-box>
        </draw:frame>
        <draw:frame draw:style-name="gr4" draw:text-style-name="P2" draw:layer="layout" svg:width="2.517cm" svg:height="0.887cm" svg:x="10.699cm" svg:y="9.6cm">
          <draw:text-box>
            <text:p><text:span text:style-name="T1">Operand codes,</text:span></text:p>
            <text:p><text:span text:style-name="T1">Operation code</text:span></text:p>
          </draw:text-box>
        </draw:frame>
        <draw:frame draw:style-name="gr3" draw:text-style-name="P2" draw:layer="layout" svg:width="2.517cm" svg:height="0.569cm" svg:x="7.299cm" svg:y="6.3cm">
          <draw:text-box>
            <text:p><text:span text:style-name="T1">Operand codes,</text:span></text:p>
          </draw:text-box>
        </draw:frame>
        <draw:line draw:style-name="gr2" draw:text-style-name="P1" draw:layer="layout" svg:x1="13.299cm" svg:y1="12.3cm" svg:x2="16.299cm" svg:y2="12.3cm">
          <text:p/>
        </draw:line>
        <draw:frame draw:style-name="gr3" draw:text-style-name="P2" draw:layer="layout" svg:width="2.75cm" svg:height="1.205cm" svg:x="13.349cm" svg:y="11.095cm">
          <draw:text-box>
            <text:p><text:span text:style-name="T1">RAM next adress,</text:span></text:p>
            <text:p><text:span text:style-name="T1">RAM next data,</text:span></text:p>
            <text:p><text:span text:style-name="T1">RAM write enable</text:span></text:p>
          </draw:text-box>
        </draw:frame>
        <draw:line draw:style-name="gr2" draw:text-style-name="P1" draw:layer="layout" svg:x1="16.299cm" svg:y1="14.1cm" svg:x2="13.299cm" svg:y2="14.1cm">
          <text:p/>
        </draw:line>
        <draw:frame draw:style-name="gr3" draw:text-style-name="P2" draw:layer="layout" svg:width="1.759cm" svg:height="0.569cm" svg:x="14.099cm" svg:y="14.2cm">
          <draw:text-box>
            <text:p><text:span text:style-name="T1">RAM data</text:span></text:p>
          </draw:text-box>
        </draw:frame>
        <draw:line draw:style-name="gr2" draw:text-style-name="P1" draw:layer="layout" svg:x1="0.6cm" svg:y1="10.2cm" svg:x2="0.6cm" svg:y2="12cm">
          <text:p/>
        </draw:line>
        <draw:frame draw:style-name="gr3" draw:text-style-name="P2" draw:layer="layout" svg:width="1.243cm" svg:height="0.569cm" svg:x="-0.043cm" svg:y="11.9cm">
          <draw:text-box>
            <text:p><text:span text:style-name="T1">Reset</text:span></text:p>
          </draw:text-box>
        </draw:frame>
        <draw:frame draw:style-name="gr3" draw:text-style-name="P2" draw:layer="layout" svg:width="3.05cm" svg:height="0.569cm" svg:x="2.2cm" svg:y="7.831cm">
          <draw:text-box>
            <text:p><text:span text:style-name="T1">Synchronized inpu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1:48:12.58</meta:creation-date>
    <dc:date>2013-05-22T01:57:04.73</dc:date>
    <meta:editing-duration>PT8M52S</meta:editing-duration>
    <meta:editing-cycles>1</meta:editing-cycles>
    <meta:document-statistic meta:object-count="25"/>
    <meta:generator>OpenOffice.org/3.4.1$Win32 OpenOffice.org_project/341m1$Build-9593</meta:generator>
  </office:meta>
</office:document-meta>
</file>